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3800000438526CCF033B68B86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2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9.589cm" svg:x="1cm" svg:y="4.175cm">
          <draw:image xlink:href="Pictures/100000000000043800000438526CCF033B68B86D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12-04T17:39:03.266026942</dc:date>
    <meta:editing-duration>PT34S</meta:editing-duration>
    <meta:editing-cycles>1</meta:editing-cycles>
    <meta:document-statistic meta:object-count="1"/>
    <meta:generator>LibreOffice/6.0.7.3$Linux_X86_64 LibreOffice_project/00m0$Build-3</meta:generator>
  </office:meta>
</office:document-meta>
</file>